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center" style:position="3.3465in"/>
        </style:tab-stops>
      </style:paragraph-properties>
    </style:style>
  </office:automatic-styles>
  <office:body>
    <office:text text:use-soft-page-breaks="true">
      <text:p text:style-name="P1">EnglishSubsetLookup.l</text:p>
      <text:p text:style-name="Standard">%{</text:p>
      <text:p text:style-name="Standard"/>
      <text:p text:style-name="Standard">//lookup=0;</text:p>
      <text:p text:style-name="Standard"/>
      <text:p text:style-name="Standard">verb=1;</text:p>
      <text:p text:style-name="Standard"/>
      <text:p text:style-name="Standard">adj=2;</text:p>
      <text:p text:style-name="Standard"/>
      <text:p text:style-name="Standard">adv=3;</text:p>
      <text:p text:style-name="Standard"/>
      <text:p text:style-name="Standard">noun=4;</text:p>
      <text:p text:style-name="Standard"/>
      <text:p text:style-name="Standard">prep=5;</text:p>
      <text:p text:style-name="Standard"/>
      <text:p text:style-name="Standard">pron=6;</text:p>
      <text:p text:style-name="Standard"/>
      <text:p text:style-name="Standard">conju=7;</text:p>
      <text:p text:style-name="Standard"/>
      <text:p text:style-name="Standard">int state;</text:p>
      <text:p text:style-name="Standard"/>
      <text:p text:style-name="Standard">int verbcount=0,adjcount=0,advcount=0,nouncount=0,prepcount=0,proncount=0,conjucount=0;</text:p>
      <text:p text:style-name="Standard"/>
      <text:p text:style-name="Standard">int add_word(int type, char *word);<text:s text:c="10"/>//add new word to lookup table with datatype</text:p>
      <text:p text:style-name="Standard"/>
      <text:p text:style-name="Standard">int lookup(char *word);<text:s text:c="15"/>//search in lookup table</text:p>
      <text:p text:style-name="Standard"/>
      <text:p text:style-name="Standard">%}</text:p>
      <text:p text:style-name="Standard"/>
      <text:p text:style-name="Standard"/>
      <text:p text:style-name="Standard">%%</text:p>
      <text:p text:style-name="Standard"/>
      <text:p text:style-name="Standard">\n <text:s text:c="3"/>{ state = 0; } <text:s text:c="2"/></text:p>
      <text:p text:style-name="Standard"/>
      <text:p text:style-name="Standard">^verb { verbcount++,state = 1; }</text:p>
      <text:p text:style-name="Standard"/>
      <text:p text:style-name="P2">^adj <text:s/>{ adjcount++,state = 2; }<text:tab/></text:p>
      <text:p text:style-name="Standard"/>
      <text:p text:style-name="Standard">^adv <text:s/>{ advcount++,state = 3; }</text:p>
      <text:p text:style-name="Standard"/>
      <text:p text:style-name="Standard">^noun { nouncount++,state = 4; }</text:p>
      <text:p text:style-name="Standard"/>
      <text:p text:style-name="Standard">^prep { prepcount++,state = 5; }</text:p>
      <text:p text:style-name="Standard"/>
      <text:p text:style-name="Standard">^pron { proncount++,state = 6;}</text:p>
      <text:p text:style-name="Standard"/>
      <text:p text:style-name="Standard">^conju { conjucount++,state = 7;}</text:p>
      <text:p text:style-name="Standard"/>
      <text:p text:style-name="Standard"/>
      <text:p text:style-name="Standard">[a-zA-Z]+ {</text:p>
      <text:p text:style-name="Standard"/>
      <text:p text:style-name="Standard"><text:s text:c="15"/></text:p>
      <text:p text:style-name="Standard"/>
      <text:p text:style-name="Standard"><text:s text:c="11"/>if(state != 0)<text:s text:c="32"/>//means there is type and word pair</text:p>
      <text:p text:style-name="Standard"><text:tab/><text:tab/>{</text:p>
      <text:p text:style-name="Standard"/>
      <text:p text:style-name="Standard"><text:s text:c="16"/>add_word(state, yytext);</text:p>
      <text:p text:style-name="Standard"/>
      <text:p text:style-name="Standard"><text:s text:c="14"/>} else {<text:s text:c="34"/>//state=0 means no type is mention just word is there</text:p>
      <text:p text:style-name="Standard"/>
      <text:p text:style-name="Standard"><text:tab/><text:tab/><text:s/>switch(lookup(yytext)) {</text:p>
      <text:p text:style-name="Standard"/>
      <text:p text:style-name="Standard"><text:s text:c="17"/>case 1: printf("%s: verb\n", yytext); break;</text:p>
      <text:p text:style-name="Standard"/>
      <text:p text:style-name="Standard"><text:s text:c="17"/>case 2: printf("%s: adjective\n", yytext); break;</text:p>
      <text:p text:style-name="Standard"/>
      <text:p text:style-name="Standard"><text:s text:c="17"/>case 3: printf("%s: adverb\n", yytext); break;</text:p>
      <text:p text:style-name="Standard"/>
      <text:p text:style-name="Standard"><text:s text:c="17"/>case 4: printf("%s: noun\n", yytext); break;</text:p>
      <text:p text:style-name="Standard"/>
      <text:p text:style-name="Standard"><text:s text:c="17"/>case 5: printf("%s: preposition\n", yytext); break;</text:p>
      <text:p text:style-name="Standard"/>
      <text:p text:style-name="Standard"><text:s text:c="17"/>case 6: printf("%s: pronoun\n", yytext); break;</text:p>
      <text:p text:style-name="Standard"/>
      <text:p text:style-name="Standard"><text:s text:c="17"/>case 7: printf("%s: subset_typenction\n", yytext); break;</text:p>
      <text:p text:style-name="Standard"/>
      <text:p text:style-name="Standard"><text:s text:c="17"/>default:</text:p>
      <text:p text:style-name="Standard"/>
      <text:p text:style-name="Standard"><text:s text:c="25"/>printf("%s: don't recognize\n", yytext);</text:p>
      <text:p text:style-name="Standard"/>
      <text:p text:style-name="Standard"><text:s text:c="25"/>break;</text:p>
      <text:p text:style-name="Standard"/>
      <text:p text:style-name="Standard"><text:s text:c="17"/>}</text:p>
      <text:p text:style-name="Standard"/>
      <text:p text:style-name="Standard"><text:s text:c="10"/>}</text:p>
      <text:p text:style-name="Standard"/>
      <text:p text:style-name="Standard"><text:s text:c="9"/>}</text:p>
      <text:p text:style-name="Standard"/>
      <text:p text:style-name="Standard">%%</text:p>
      <text:p text:style-name="Standard"/>
      <text:p text:style-name="Standard"/>
      <text:p text:style-name="Standard">main()</text:p>
      <text:p text:style-name="Standard"/>
      <text:p text:style-name="Standard">{</text:p>
      <text:p text:style-name="Standard"/>
      <text:p text:style-name="Standard"><text:s text:c="6"/></text:p>
      <text:p text:style-name="Standard"/>
      <text:p text:style-name="Standard">yylex();</text:p>
      <text:p text:style-name="Standard"/>
      <text:p text:style-name="Standard">printf("\n\nVerb Count : %d ",verbcount);</text:p>
      <text:p text:style-name="Standard"/>
      <text:p text:style-name="Standard">printf("\n\nPronoun Count <text:s/>: %d ",proncount);</text:p>
      <text:p text:style-name="Standard"/>
      <text:p text:style-name="Standard">printf("\n\nAdjective Count <text:s/>: %d ",adjcount);</text:p>
      <text:p text:style-name="Standard"/>
      <text:p text:style-name="Standard">printf("\n\nAdverb Count <text:s/>: %d ",advcount);</text:p>
      <text:p text:style-name="Standard"/>
      <text:p text:style-name="Standard">printf("\n\nNoun Count <text:s/>: %d ",nouncount);</text:p>
      <text:p text:style-name="Standard"/>
      <text:p text:style-name="Standard">printf("\n\nPreposition Count : %d ",prepcount);</text:p>
      <text:p text:style-name="Standard"/>
      <text:p text:style-name="Standard">printf("\n\nTotal subset_typection <text:s/>: %d ",conjucount);</text:p>
      <text:p text:style-name="Standard"/>
      <text:p text:style-name="Standard">printf("\n");</text:p>
      <text:p text:style-name="Standard"/>
      <text:p text:style-name="Standard">}</text:p>
      <text:p text:style-name="Standard"/>
      <text:p text:style-name="Standard"/>
      <text:p text:style-name="Standard">int yywrap()</text:p>
      <text:p text:style-name="Standard">{</text:p>
      <text:p text:style-name="Standard">return 1;</text:p>
      <text:p text:style-name="Standard">}</text:p>
      <text:p text:style-name="Standard"/>
      <text:p text:style-name="Standard">struct word {</text:p>
      <text:p text:style-name="Standard"/>
      <text:p text:style-name="Standard"><text:s text:c="6"/>char *word_name;</text:p>
      <text:p text:style-name="Standard"/>
      <text:p text:style-name="Standard"><text:s text:c="6"/>int word_type;</text:p>
      <text:p text:style-name="Standard"/>
      <text:p text:style-name="Standard"><text:s text:c="6"/>struct word *next;</text:p>
      <text:p text:style-name="Standard"/>
      <text:p text:style-name="Standard">};</text:p>
      <text:p text:style-name="Standard"/>
      <text:p text:style-name="Standard"/>
      <text:p text:style-name="Standard"/>
      <text:p text:style-name="Standard">struct word *word_list;</text:p>
      <text:p text:style-name="Standard"/>
      <text:p text:style-name="Standard"/>
      <text:p text:style-name="Standard"/>
      <text:p text:style-name="Standard">extern void *malloc() ;</text:p>
      <text:p text:style-name="Standard"/>
      <text:p text:style-name="Standard"/>
      <text:p text:style-name="Standard"><text:s/></text:p>
      <text:p text:style-name="Standard">int<text:s/>lookup(char *word)</text:p>
      <text:p text:style-name="Standard"/>
      <text:p text:style-name="Standard">{</text:p>
      <text:p text:style-name="Standard"/>
      <text:p text:style-name="Standard"><text:s text:c="6"/>struct word *wp = word_list;</text:p>
      <text:p text:style-name="Standard"/>
      <text:p text:style-name="Standard"><text:s text:c="6"/>for(; wp; wp = wp-&gt;next) {</text:p>
      <text:p text:style-name="Standard"/>
      <text:p text:style-name="Standard"><text:s text:c="6"/>if(strcmp(wp-&gt;word_name, word) == 0)</text:p>
      <text:p text:style-name="Standard"/>
      <text:p text:style-name="Standard"><text:s text:c="12"/>return wp-&gt;word_type;</text:p>
      <text:p text:style-name="Standard"/>
      <text:p text:style-name="Standard"><text:s text:c="6"/>}</text:p>
      <text:p text:style-name="Standard"/>
      <text:p text:style-name="Standard"><text:s text:c="6"/>return 0; <text:s text:c="6"/></text:p>
      <text:p text:style-name="Standard"/>
      <text:p text:style-name="Standard">}</text:p>
      <text:p text:style-name="Standard"/>
      <text:p text:style-name="Standard"/>
      <text:p text:style-name="Standard"/>
      <text:p text:style-name="Standard">Int<text:s/>add_word(int type, char *word)</text:p>
      <text:p text:style-name="Standard"/>
      <text:p text:style-name="Standard">{</text:p>
      <text:p text:style-name="Standard"/>
      <text:p text:style-name="Standard"><text:s text:c="6"/>struct word *wp;</text:p>
      <text:p text:style-name="Standard"/>
      <text:p text:style-name="Standard"/>
      <text:p text:style-name="Standard"/>
      <text:p text:style-name="Standard"><text:s text:c="6"/>if(lookup(word) != 0) {</text:p>
      <text:p text:style-name="Standard"/>
      <text:p text:style-name="Standard"><text:s text:c="12"/>printf("warning: word %s already defined \n", word);</text:p>
      <text:p text:style-name="Standard"/>
      <text:p text:style-name="Standard"><text:s text:c="12"/>return 0;</text:p>
      <text:p text:style-name="Standard"/>
      <text:p text:style-name="Standard"><text:s text:c="6"/>}</text:p>
      <text:p text:style-name="Standard"/>
      <text:p text:style-name="Standard"/>
      <text:p text:style-name="Standard"><text:s text:c="6"/>wp = (struct word *) malloc(sizeof(struct word));</text:p>
      <text:p text:style-name="Standard"/>
      <text:p text:style-name="Standard"><text:s text:c="6"/>wp-&gt;next = word_list;</text:p>
      <text:p text:style-name="Standard"/>
      <text:p text:style-name="Standard"><text:s text:c="6"/>wp-&gt;word_name = (char *) malloc(strlen(word)+1);</text:p>
      <text:p text:style-name="Standard"/>
      <text:p text:style-name="Standard"><text:s text:c="6"/>strcpy(wp-&gt;word_name, word);</text:p>
      <text:p text:style-name="Standard"/>
      <text:p text:style-name="Standard"><text:s text:c="6"/>wp-&gt;word_type = type;</text:p>
      <text:p text:style-name="Standard"/>
      <text:p text:style-name="Standard"><text:s text:c="6"/>word_list = wp;</text:p>
      <text:p text:style-name="Standard"/>
      <text:p text:style-name="Standard"><text:s text:c="6"/>return 1; <text:s/></text:p>
      <text:p text:style-name="Standard"/>
      <text:p text:style-name="Standard">}</text:p>
      <text:p text:style-name="Standard">Output:</text:p>
      <text:p text:style-name="Standard">student@1308-14:~/Desktop$ ./a.out</text:p>
      <text:p text:style-name="Standard">noun Rutwij</text:p>
      <text:p text:style-name="Standard"><text:s/>verb is</text:p>
      <text:p text:style-name="Standard"><text:s/>adj good</text:p>
      <text:p text:style-name="Standard"><text:s/>noun boy</text:p>
      <text:p text:style-name="Standard"><text:s/>Rutwij is a good boy</text:p>
      <text:p text:style-name="Standard">Rutwij: noun</text:p>
      <text:p text:style-name="Standard"><text:s/>is: verb</text:p>
      <text:p text:style-name="Standard"><text:s/>a: don't recognize</text:p>
      <text:p text:style-name="Standard"><text:s/>good: adjective</text:p>
      <text:p text:style-name="Standard"><text:s/>boy: noun</text:p>
      <text:p text:style-name="Standard"/>
      <text:p text:style-name="Standard"/>
      <text:p text:style-name="Standard">Verb Count : 1</text:p>
      <text:p text:style-name="Standard"/>
      <text:p text:style-name="Standard">Pronoun Count <text:s/>: 0</text:p>
      <text:p text:style-name="Standard"/>
      <text:p text:style-name="Standard">Adjective Count <text:s/>: 1</text:p>
      <text:p text:style-name="Standard"/>
      <text:p text:style-name="Standard">Adverb Count <text:s/>: 0</text:p>
      <text:p text:style-name="Standard"/>
      <text:p text:style-name="Standard">Noun Count <text:s/>: 2</text:p>
      <text:p text:style-name="Standard"/>
      <text:p text:style-name="Standard">Preposition Count : 0</text:p>
      <text:p text:style-name="Standard"/>
      <text:p text:style-name="Standard">Total subset_typection <text:s/>: 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GAWANE</meta:initial-creator>
    <dc:creator>HAGAWANE</dc:creator>
    <meta:creation-date>2015-09-08T16:24:00Z</meta:creation-date>
    <dc:date>2015-11-18T16:47:00Z</dc:date>
    <meta:template xlink:href="Normal" xlink:type="simple"/>
    <meta:editing-cycles>1</meta:editing-cycles>
    <meta:editing-duration>PT6360S</meta:editing-duration>
    <meta:document-statistic meta:page-count="5" meta:paragraph-count="6" meta:word-count="467" meta:character-count="3123" meta:row-count="22" meta:non-whitespace-character-count="2662"/>
  </office:meta>
</office:document-meta>
</file>